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Liberation Serif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 officeooo:rsid="001ef4b4" officeooo:paragraph-rsid="001ef4b4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 officeooo:rsid="001ef4b4" officeooo:paragraph-rsid="001ef4b4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Serif" fo:font-size="12pt" fo:letter-spacing="normal" fo:language="zxx" fo:country="none" fo:font-style="normal" fo:font-weight="normal" officeooo:paragraph-rsid="00293cb9" style:language-asian="zxx" style:country-asian="none" style:language-complex="zxx" style:country-complex="none"/>
    </style:style>
    <style:style style:name="T1" style:family="text">
      <style:text-properties officeooo:rsid="001f5e8a"/>
    </style:style>
    <style:style style:name="T2" style:family="text">
      <style:text-properties officeooo:rsid="0021253f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officeooo:rsid="0021253f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21253f"/>
    </style:style>
    <style:style style:name="T7" style:family="text">
      <style:text-properties style:text-line-through-style="none" style:text-line-through-type="none" officeooo:rsid="001f5e8a"/>
    </style:style>
    <style:style style:name="T8" style:family="text">
      <style:text-properties officeooo:rsid="00230db5"/>
    </style:style>
    <style:style style:name="T9" style:family="text">
      <style:text-properties officeooo:rsid="0024d872"/>
    </style:style>
    <style:style style:name="T10" style:family="text">
      <style:text-properties officeooo:rsid="0027dc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remy Holloway</text:p>
      <text:p text:style-name="P3">CPSC-3220-001</text:p>
      <text:p text:style-name="P3">6/17/2019</text:p>
      <text:p text:style-name="P3"/>
      <text:p text:style-name="P4">Pre-class Assignment #20</text:p>
      <text:p text:style-name="P2"/>
      <text:p text:style-name="P6">1. Define the following terms:<text:line-break/>-defragment: <text:span text:style-name="T1">coalesce scattered disk blocks to improve spatial locality, by reading data from its present storage location and rewriting it to a new, more compact, location.</text:span><text:line-break/>-file allocation table: <text:span text:style-name="T1">An array of entries in the FAT file system stored in a reserved area of the volume, where each entry corresponds to one file data block, and points to the next block in the file.</text:span><text:line-break/>-multi-level index: <text:span text:style-name="T1">A tree data structure to keep track of the disk location of each data block in a file.</text:span><text:line-break/>-inode: <text:span text:style-name="T1">In the Unix Fast File System (FFS) and related file systems, an inode stores a file’s metadata, including an array of pointers that can be used to find all of the file’s blocks. <text:s/>The term inode is sometimes used more generally to refer to any file system’s per file metadata data structure.</text:span><text:line-break/>-indirect block: <text:span text:style-name="T1">A storage block containing pointers to file data blocks.</text:span><text:line-break/><text:span text:style-name="T5">double indirect block: </text:span><text:span text:style-name="T7">A pitfall in concurrent code where a data structure is lazily initialized by first, checking without a lock if it has been set, and if not, acquiring a lock and checking again, before calling the initialization function. <text:s/>With instruction reordering, double checked locking can fail unexpectedly.</text:span><text:span text:style-name="T5"><text:line-break/>triple indirect block: </text:span><text:span text:style-name="T7">A storage block containing pointers to double indirect blocks.</text:span><text:span text:style-name="T3"><text:line-break/></text:span><text:span text:style-name="T5">extent: </text:span><text:span text:style-name="T6">A variable</text:span><text:span text:style-name="T4">-</text:span><text:span text:style-name="T6">sized region of a file that is stored in a contiguous region on the storage device.</text:span><text:line-break/>-master file table: <text:span text:style-name="T2">In NTFS, an array of records storing metadata about each file.</text:span><text:line-break/>-attribute record: <text:span text:style-name="T2">In NFTS, a variable size data structure containing either file data or file metadata.</text:span><text:line-break/>-partition: <text:span text:style-name="T8">separate, usually smaller, virtual storage devices that can be formatted as a separate file system. </text:span></text:p>
      <text:p text:style-name="P2"/>
      <text:p text:style-name="P2">2. Why do you need a specialized API to write directory files?</text:p>
      <text:p text:style-name="P2"><text:tab/><text:span text:style-name="T10">They require a specialized API because they must control the contents of the directory files. <text:s/>File systems must prevent prevent application from corrupting these crucial files.</text:span></text:p>
      <text:p text:style-name="P2"/>
      <text:p text:style-name="P2">3. Why is a linear list not an adequate data structure for implementing a directory?</text:p>
      <text:p text:style-name="P2"><text:tab/><text:span text:style-name="T9">Simple lists are fine if the data set is small but when there are thousands of files a simple list structure becomes too sluggish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 Should you store file metadata in a directory entry or in the file itself? Explain your rationale in choosing between the two locations.</text:p>
      <text:p text:style-name="P2"><text:tab/><text:span text:style-name="T10">If you stored file metadata in a directory entry, whenever metadata is updated you would have to located and update every file entry. <text:s/>Metadata should be stored in the file’s data itself to make it easier to modify.</text:span></text:p>
      <text:p text:style-name="P2"/>
      <text:p text:style-name="P2">5. Why is a linear list not an adequate data structure for implementing a file?</text:p>
      <text:p text:style-name="P2"><text:tab/><text:span text:style-name="T10">A file needs an index to provide a way to locate each block of the file. <text:s/>It provides poor random access.</text:span></text:p>
      <text:p text:style-name="P2"><text:tab/></text:p>
      <text:p text:style-name="P2">6. How does the file allocation table support both the linking of file blocks and the tracking free space?</text:p>
      <text:p text:style-name="P2"><text:tab/><text:span text:style-name="T10">Each file is a linked list of blocks, supporting the linking of file blocks. <text:s/>The file system can find a free block by scanning through FAT allocation table to find a zeroed entry.</text:span></text:p>
      <text:p text:style-name="P2"/>
      <text:p text:style-name="P2">7. Why does the file allocation table have difficulty supporting random accesses?</text:p>
      <text:p text:style-name="P2"><text:tab/><text:span text:style-name="T10">Requires sequentially traversing the file’s FAT entries until the desired block is reached.</text:span></text:p>
      <text:p text:style-name="P2"/>
      <text:p text:style-name="P2">8. Give at least one reason why the tree structure in an FFS inode is asymmetric.</text:p>
      <text:p text:style-name="P2"><text:tab/><text:span text:style-name="T10">To efficiently support both large and small files.</text:span></text:p>
      <text:p text:style-name="P2"/>
      <text:p text:style-name="P2">9. Under what conditions can a file's data be "resident" in NTFS?</text:p>
      <text:p text:style-name="P2"><text:tab/><text:span text:style-name="T10">When an attribute is small enough to fit in an NFT record.</text:span></text:p>
      <text:p text:style-name="P2"/>
      <text:p text:style-name="P2">10. What is a copy-on-write file system?</text:p>
      <text:p text:style-name="P2"><text:tab/><text:span text:style-name="T10">File systems that write new versions to new locations when updating an existing file to optimizes writes by transforming random I/o updates to sequential one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3:02:57.399242645</meta:creation-date>
    <dc:date>2019-06-17T14:23:52.431515467</dc:date>
    <meta:editing-duration>PT1H16M5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617" meta:character-count="3670" meta:non-whitespace-character-count="3059"/>
  </office:meta>
</office:document-meta>
</file>